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rsid="001ee35b" officeooo:paragraph-rsid="001ee35b"/>
    </style:style>
    <style:style style:name="P2" style:family="paragraph" style:parent-style-name="Heading_20_2">
      <style:text-properties officeooo:rsid="00208548" officeooo:paragraph-rsid="00208548"/>
    </style:style>
    <style:style style:name="P3" style:family="paragraph" style:parent-style-name="Heading_20_2">
      <style:text-properties officeooo:paragraph-rsid="0021c696"/>
    </style:style>
    <style:style style:name="P4" style:family="paragraph" style:parent-style-name="Heading_20_3">
      <style:paragraph-properties fo:margin-left="0.9846in" fo:margin-right="0in" fo:text-indent="-0.5in" style:auto-text-indent="false"/>
    </style:style>
    <style:style style:name="P5" style:family="paragraph" style:parent-style-name="Standard">
      <style:text-properties officeooo:rsid="00209c84" officeooo:paragraph-rsid="00209c84"/>
    </style:style>
    <style:style style:name="P6" style:family="paragraph" style:parent-style-name="Standard">
      <style:text-properties officeooo:paragraph-rsid="001a0e8b"/>
    </style:style>
    <style:style style:name="P7" style:family="paragraph" style:parent-style-name="Text_20_body">
      <style:text-properties officeooo:paragraph-rsid="001e9932"/>
    </style:style>
    <style:style style:name="P8" style:family="paragraph" style:parent-style-name="Text_20_body" style:list-style-name="L1">
      <style:text-properties officeooo:rsid="001ee35b" officeooo:paragraph-rsid="001ee35b"/>
    </style:style>
    <style:style style:name="P9" style:family="paragraph" style:parent-style-name="Text_20_body" style:list-style-name="L1">
      <style:text-properties officeooo:rsid="001ee35b" officeooo:paragraph-rsid="00208548"/>
    </style:style>
    <style:style style:name="P10" style:family="paragraph" style:parent-style-name="Text_20_body">
      <style:text-properties officeooo:paragraph-rsid="00209c84"/>
    </style:style>
    <style:style style:name="P11" style:family="paragraph" style:parent-style-name="Text_20_body">
      <style:text-properties officeooo:rsid="0021c696" officeooo:paragraph-rsid="0021c696"/>
    </style:style>
    <style:style style:name="P12" style:family="paragraph" style:parent-style-name="Text_20_body">
      <style:text-properties officeooo:rsid="00233cfb" officeooo:paragraph-rsid="00233cfb"/>
    </style:style>
    <style:style style:name="P13" style:family="paragraph" style:parent-style-name="Text_20_body">
      <style:paragraph-properties fo:margin-left="0.4925in" fo:margin-right="0in" fo:text-indent="0in" style:auto-text-indent="false"/>
    </style:style>
    <style:style style:name="P14" style:family="paragraph" style:parent-style-name="Heading_20_1">
      <style:text-properties officeooo:rsid="001e9932" officeooo:paragraph-rsid="001e9932"/>
    </style:style>
    <style:style style:name="T1" style:family="text">
      <style:text-properties officeooo:rsid="001ee35b"/>
    </style:style>
    <style:style style:name="T2" style:family="text">
      <style:text-properties officeooo:rsid="00208548"/>
    </style:style>
    <style:style style:name="T3" style:family="text">
      <style:text-properties officeooo:rsid="001a0e8b"/>
    </style:style>
    <style:style style:name="T4" style:family="text">
      <style:text-properties fo:font-weight="bold" officeooo:rsid="001a0e8b" style:font-weight-asian="bold" style:font-weight-complex="bold"/>
    </style:style>
    <style:style style:name="T5" style:family="text">
      <style:text-properties officeooo:rsid="00209c84"/>
    </style:style>
    <style:style style:name="T6" style:family="text">
      <style:text-properties officeooo:rsid="002116a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14" text:outline-level="1">P0218R0 Adopt File System TS for C++17 </text:h>
      <text:p text:style-name="P7"/>
      <text:h text:style-name="P1" text:outline-level="2">Mature library, mature TS</text:h>
      <text:list xml:id="list949567460925477641" text:style-name="L1">
        <text:list-item>
          <text:p text:style-name="P8">Originally proposed for TR2, and then along with Networking, set aside to work on C++11. </text:p>
        </text:list-item>
        <text:list-item>
          <text:p text:style-name="P9"><text:span text:style-name="Strong_20_Emphasis">Boost</text:span> Has been shipping versions of the <text:a xlink:type="simple" xlink:href="../www.boost.org/doc/libs/1_60_0/libs/filesystem/doc/index.htm" text:style-name="Internet_20_link" text:visited-style-name="Visited_20_Internet_20_Link">Boost Filesystem Library</text:a> since 2003.</text:p>
        </text:list-item>
        <text:list-item>
          <text:p text:style-name="P9"><text:span text:style-name="Strong_20_Emphasis">Microsoft/Dinkumware</text:span> Began shipping the <text:a xlink:type="simple" xlink:href="../msdn.microsoft.com/en-us/library/hh874694.aspx" text:style-name="Internet_20_link" text:visited-style-name="Visited_20_Internet_20_Link">TS version with Visual C++ 2015</text:a>. Previously shipped a version based on the TR<text:span text:style-name="T2">2</text:span> proposal with VC++ 2012 and VC++ 2013.</text:p>
        </text:list-item>
        <text:list-item>
          <text:p text:style-name="P9"><text:span text:style-name="Strong_20_Emphasis">libstdc++</text:span> Began shipping with <text:a xlink:type="simple" xlink:href="../gcc.gnu.org/gcc-5/" text:style-name="Internet_20_link" text:visited-style-name="Visited_20_Internet_20_Link">gcc-5.3</text:a> in 2015. </text:p>
        </text:list-item>
        <text:list-item>
          <text:p text:style-name="P9"><text:span text:style-name="Strong_20_Emphasis">libc++</text:span> <text:a xlink:type="simple" xlink:href="../github.com/efcs/filesystem-standalone" text:style-name="Internet_20_link" text:visited-style-name="Visited_20_Internet_20_Link">Implemented</text:a>, but not yet shipping. </text:p>
        </text:list-item>
      </text:list>
      <text:h text:style-name="P2" text:outline-level="2">Experience gained</text:h>
      <text:p text:style-name="P10">Stephan T. Lavavej, P.J. Plauger, Jonathan Wakely <text:span text:style-name="T5">and Eric Fiselier all</text:span> reporting issues based on their experience. <text:span text:style-name="T5">These were primarily improvements to the specification rather than changes to the interfaces.</text:span></text:p>
      <text:p text:style-name="Text_20_body">Jamie Allsop and Nicolai Josuttis teas<text:span text:style-name="T5">ed</text:span> out the details of the relative path problem, and propos<text:span text:style-name="T5">ed</text:span> a solution.</text:p>
      <text:h text:style-name="P3" text:outline-level="2"><text:span text:style-name="T1">Complete Working Paper text provided</text:span></text:h>
      <text:p text:style-name="P11">AFAIK, the wording is ready to integrate into the C++17 WP. <text:s/>Namespaces changed, etc. I'll help with conversion.</text:p>
      <text:h text:style-name="Heading_20_2" text:outline-level="2"><text:bookmark text:name="pending-issues-and-proposals"/>Pending Issues and Proposals</text:h>
      <text:p text:style-name="Text_20_body">The pending issues and proposals described below should be resolved by LWG in the next meeting or two, and do not block adopting the Filesystem TS for C++17.</text:p>
      <text:h text:style-name="P4" text:outline-level="3"><text:bookmark text:name="pending-issues"/>Pending issues</text:h>
      <text:p text:style-name="P13">There are twelve open Filesystem issues in the LWG Active Issues list. Ten have proposed resolution text. Most of the issues involve standardese corrections or clarifications and require no change to implementations or user code.</text:p>
      <text:h text:style-name="P4" text:outline-level="3"><text:bookmark text:name="pending-proposals"/>Pending proposals</text:h>
      <text:p text:style-name="P13">LWG issue 2611 (aka SG3 issue 11), <text:span text:style-name="Emphasis">Lack of relative() operation function</text:span>, is a <text:span text:style-name="Emphasis">NAD Future</text:span> issue raised by UK PDTS comment GB-1. Two solutions have been proposed — <text:a xlink:type="simple" xlink:href="../www.open-std.org/jtc1/sc22/wg21/docs/papers/2015/p0011r0.html" text:style-name="Internet_20_link" text:visited-style-name="Visited_20_Internet_20_Link">P0011R0, </text:a><text:soft-page-break/><text:a xlink:type="simple" xlink:href="../www.open-std.org/jtc1/sc22/wg21/docs/papers/2015/p0011r0.html" text:style-name="Internet_20_link" text:visited-style-name="Visited_20_Internet_20_Link"><text:span text:style-name="Emphasis">Additions to Filesystem supporting Relative Paths</text:span></text:a> and <text:a xlink:type="simple" xlink:href="../www.open-std.org/jtc1/sc22/wg21/docs/papers/2016/p0218r0.html" text:style-name="Internet_20_link" text:visited-style-name="Visited_20_Internet_20_Link">P0218R0, </text:a><text:a xlink:type="simple" xlink:href="../www.open-std.org/jtc1/sc22/wg21/docs/papers/2016/p0218r0.html" text:style-name="Internet_20_link" text:visited-style-name="Visited_20_Internet_20_Link"><text:span text:style-name="Emphasis">Relative Paths for Filesystem</text:span></text:a>. The authors are working together to finalize a single proposal for the Jacksonville meeting.</text:p>
      <text:h text:style-name="Heading_20_2" text:outline-level="2"><text:bookmark text:name="hosted-implementations-only"/><text:span text:style-name="T6">Only required for </text:span>Hosted <text:span text:style-name="T6">Implementations</text:span></text:h>
      <text:p text:style-name="Text_20_body">No change table of "C++ headers for freestanding implementations" in 17.6.2.2 Headers [using.headers]. This means that header filesystem is only required for hosted implementations.</text:p>
      <text:p text:style-name="Text_20_body"/>
      <text:p text:style-name="Text_20_body"/>
      <text:p text:style-name="Text_20_body"/>
      <text:p text:style-name="Horizontal_20_Line"/>
      <text:h text:style-name="Heading_20_2" text:outline-level="2"><text:bookmark text:name="firstHeading"/>This is a good library, not a perfect library</text:h>
      <text:p text:style-name="Text_20_body"/>
      <text:p text:style-name="P12">And we all know the prefect is the enemy of the good!</text:p>
      <text:p text:style-name="P5"/>
      <text:p text:style-name="P6"><text:span text:style-name="T3">[A perfect library would solve t</text:span><text:span text:style-name="T4">he file system race problem, the error injection problem, the file locking problem, the distributed file system problem, etc</text:span><text:span text:style-name="T3">. The current standard library I/O doesn't solve those problems and neither does the file system library. Papers have been promised but have not materializ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06:07:33.898000000</meta:creation-date>
    <dc:date>2016-02-26T10:24:07.913304000</dc:date>
    <meta:editing-duration>PT1H58M15S</meta:editing-duration>
    <meta:editing-cycles>7</meta:editing-cycles>
    <meta:generator>LibreOffice/5.0.5.2$MacOSX_X86_64 LibreOffice_project/55b006a02d247b5f7215fc6ea0fde844b30035b3</meta:generator>
    <meta:document-statistic meta:table-count="0" meta:image-count="0" meta:object-count="0" meta:page-count="2" meta:paragraph-count="23" meta:word-count="378" meta:character-count="2402" meta:non-whitespace-character-count="2046"/>
  </office:meta>
</office:document-meta>
</file>